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1.0508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2" table:default-cell-style-name="ce8"/>
        <table:table-column table:style-name="co13" table:default-cell-style-name="ce4"/>
        <table:table-column table:style-name="co14" table:default-cell-style-name="ce9"/>
        <table:table-column table:style-name="co15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Laser defaul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Vanguard Beta1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Vanguard Beta1 Fire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</text:p>
          </table:table-cell>
          <table:table-cell office:value-type="string">
            <text:p>Vanguard Gam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4/21/2015</text:date>, <text:time>00:4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1T00:40:09.08</dc:date>
    <dc:creator>Wister </dc:creator>
    <meta:generator>OpenOffice/4.1.1$Win32 OpenOffice.org_project/411m6$Build-9775</meta:generator>
    <meta:editing-duration>PT56M43S</meta:editing-duration>
    <meta:editing-cycles>88</meta:editing-cycles>
    <meta:document-statistic meta:table-count="1" meta:cell-count="336" meta:object-count="0"/>
  </office:meta>
</office:document-meta>
</file>